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officeooo:paragraph-rsid="0005d771"/>
    </style:style>
    <style:style style:name="P2"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fo:padding="0cm" fo:border="none"/>
      <style:text-properties officeooo:paragraph-rsid="0005d771"/>
    </style:style>
    <style:style style:name="P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05d771" style:font-name-asian="Arial2" style:font-size-asian="11pt" style:font-style-asian="normal" style:font-weight-asian="normal" style:font-name-complex="Arial2" style:font-size-complex="11pt"/>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break-before="auto" fo:break-after="auto" fo:padding="0cm" fo:border="none" fo:keep-with-next="auto"/>
      <style:text-properties officeooo:paragraph-rsid="0005d771"/>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05d771" style:font-name-asian="Arial2" style:font-size-asian="11pt" style:font-style-asian="normal" style:font-weight-asian="normal" style:font-name-complex="Arial2"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063dc1" style:font-name-asian="Arial2" style:font-size-asian="11pt" style:font-style-asian="normal" style:font-weight-asian="normal" style:font-name-complex="Arial2" style:font-size-complex="11pt"/>
    </style:style>
    <style:style style:name="T4" style:family="text">
      <style:text-properties officeooo:rsid="0005d771"/>
    </style:style>
    <style:style style:name="T5" style:family="text">
      <style:text-properties officeooo:rsid="00063d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Date</text:span><text:span text:style-name="T1">: </text:span><text:span text:style-name="T3">December </text:span><text:span text:style-name="T1">2021</text:span></text:p>
      <text:p text:style-name="P3">Participant: <text:span text:style-name="T4">All</text:span></text:p>
      <text:p text:style-name="P3"/>
      <text:p text:style-name="P3">1. Overall, I am satisfied with how easy it is to use this system. </text:p>
      <text:p text:style-name="P4"><text:span text:style-name="T1"><text:tab/></text:span></text:p>
      <text:p text:style-name="P3">2. It was simple to use this system. </text:p>
      <text:p text:style-name="P3"><text:tab/></text:p>
      <text:p text:style-name="P3">3. I could effectively complete the tasks and scenarios using this system. </text:p>
      <text:p text:style-name="P3"><text:tab/></text:p>
      <text:p text:style-name="P3">4. I was able to complete the tasks and scenarios quickly using this system. </text:p>
      <text:p text:style-name="P3"><text:tab/></text:p>
      <text:p text:style-name="P3">5. I was able to efficiently complete the tasks and scenarios using this system.</text:p>
      <text:p text:style-name="P4"><text:span text:style-name="T1"><text:tab/></text:span><text:span text:style-name="T3">P9: I didn't have enough knowledge on proposed variables so the benefits of using this application increases as there are more information about the variables.</text:span></text:p>
      <text:p text:style-name="P3">6. I felt comfortable using this system.</text:p>
      <text:p text:style-name="P3"><text:tab/></text:p>
      <text:p text:style-name="P3">7. It was easy to learn to use this system.</text:p>
      <text:p text:style-name="P3"><text:tab/></text:p>
      <text:p text:style-name="P3">8. I believe I could become productive quickly using this system. </text:p>
      <text:p text:style-name="P3"><text:tab/></text:p>
      <text:p text:style-name="P3">9. The system gave error messages that clearly told me how to fix problems.</text:p>
      <text:p text:style-name="P4"><text:span text:style-name="T1"><text:tab/></text:span><text:span text:style-name="T3">P7: </text:span><text:bookmark text:name="undefined"/><text:span text:style-name="T3">I didn't get error messages, so not sure how to answer this…</text:span></text:p>
      <text:p text:style-name="P2"><text:span text:style-name="T3"><text:tab/>P9: I didn't receive any error message, however, the buttons such as "submit" did not get activated until all the information entered.</text:span></text:p>
      <text:p text:style-name="P3">10. Whenever I made a mistake using the system, I could recover easily and <text:s/>quickly.</text:p>
      <text:p text:style-name="P4"><text:span text:style-name="T1"><text:tab/></text:span></text:p>
      <text:p text:style-name="P3">11. The information (such as on-line help, on-screen messages and <text:s/>other documentation) provided with this system was clear. </text:p>
      <text:p text:style-name="P3"><text:tab/></text:p>
      <text:p text:style-name="P3">12. It was easy to find the information I needed. </text:p>
      <text:p text:style-name="P4"><text:span text:style-name="T1"><text:tab/></text:span></text:p>
      <text:p text:style-name="P3">13. The information provided for the system was easy to understand. </text:p>
      <text:p text:style-name="P3"><text:tab/></text:p>
      <text:p text:style-name="P3">14. The information was effective in helping me complete the tasks and <text:s/>scenarios. </text:p>
      <text:p text:style-name="P3"><text:tab/></text:p>
      <text:p text:style-name="P4"><text:span text:style-name="T1">15. The </text:span>organisation<text:span text:style-name="T1"> of information on the system screens was clear. </text:span></text:p>
      <text:p text:style-name="P3"><text:tab/></text:p>
      <text:p text:style-name="P3">16. The interface of this system was pleasant. </text:p>
      <text:p text:style-name="P3"><text:tab/></text:p>
      <text:p text:style-name="P3">17. I liked using the interface of this system. </text:p>
      <text:p text:style-name="P3"><text:tab/></text:p>
      <text:p text:style-name="P3">18. This system has all the functions and capabilities I expect it to have. </text:p>
      <text:p text:style-name="P3"><text:tab/></text:p>
      <text:p text:style-name="P3">19. Overall, I am satisfied with this system. </text:p>
      <text:p text:style-name="P1"><text:span text:style-name="T1"><text:tab/></text:span><text:span text:style-name="T3">P8: The visual plots could be improved. It would be nice to look at each environment variable separately. For example: it would be nice to have a time series or map plot showing raw values for temperature or pollution across space and time. Regardless, the platform provides all that you need to access environmental data and is easy to u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15T12:24:55.657612771</dc:date>
    <meta:editing-duration>PT7M17S</meta:editing-duration>
    <meta:editing-cycles>1</meta:editing-cycles>
    <meta:document-statistic meta:table-count="0" meta:image-count="0" meta:object-count="0" meta:page-count="1" meta:paragraph-count="41" meta:word-count="346" meta:character-count="2009" meta:non-whitespace-character-count="1651"/>
    <meta:generator>LibreOffice/6.4.7.2$Linux_X86_64 LibreOffice_project/40$Build-2</meta:generator>
  </office:meta>
</office:document-meta>
</file>